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6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4" table:default-cell-style-name="ce7"/>
        <table:table-column table:style-name="co7" table:default-cell-style-name="ce7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3" table:default-cell-style-name="ce7"/>
        <table:table-column table:style-name="co8" table:default-cell-style-name="ce7"/>
        <table:table-column table:style-name="co3" table:default-cell-style-name="ce7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3" table:default-cell-style-name="ce7"/>
        <table:table-column table:style-name="co8" table:default-cell-style-name="ce7"/>
        <table:table-column table:style-name="co9" table:default-cell-style-name="ce7"/>
        <table:table-column table:style-name="co5" table:number-columns-repeated="990" table:default-cell-style-name="ce1"/>
        <table:table-row table:style-name="ro1">
          <table:table-cell table:style-name="ce2" office:value-type="string" calcext:value-type="string" table:number-columns-spanned="34" table:number-rows-spanned="1">
            <text:p>KMeans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590909090909091" calcext:value-type="float">
            <text:p>0,59</text:p>
          </table:table-cell>
          <table:table-cell table:style-name="ce6" office:value-type="float" office:value="0.742857142857143" calcext:value-type="float">
            <text:p>0,74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7" calcext:value-type="float">
            <text:p>0,70</text:p>
          </table:table-cell>
          <table:table-cell table:style-name="ce6" office:value-type="float" office:value="0.823529411764706" calcext:value-type="float">
            <text:p>0,82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0.53" calcext:value-type="float">
            <text:p>0,53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689655172413793" calcext:value-type="float">
            <text:p>0,6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0.62" calcext:value-type="float">
            <text:p>0,62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769230769230769" calcext:value-type="float">
            <text:p>0,7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0.909090909090909" calcext:value-type="float">
            <text:p>0,91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52380952380952" calcext:value-type="float">
            <text:p>0,95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0.909090909090909" calcext:value-type="float">
            <text:p>0,91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52380952380952" calcext:value-type="float">
            <text:p>0,95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4" table:number-rows-spanned="1">
            <text:p>Logistic Regression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54545454545455" calcext:value-type="float">
            <text:p>0,95</text:p>
          </table:table-cell>
          <table:table-cell table:style-name="ce6" office:value-type="float" office:value="0.976744186046512" calcext:value-type="float">
            <text:p>0,98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0.655172413793103" calcext:value-type="float">
            <text:p>0,66</text:p>
          </table:table-cell>
          <table:table-cell table:style-name="ce6" office:value-type="float" office:value="0.95" calcext:value-type="float">
            <text:p>0,95</text:p>
          </table:table-cell>
          <table:table-cell table:style-name="ce6" office:value-type="float" office:value="0.775510204081633" calcext:value-type="float">
            <text:p>0,78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number-columns-repeated="99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0.91" calcext:value-type="float">
            <text:p>0,91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52380952380952" calcext:value-type="float">
            <text:p>0,9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4" table:number-rows-spanned="1">
            <text:p>Gradient Boosting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0.0909090909090909" calcext:value-type="float">
            <text:p>0,09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166666666666667" calcext:value-type="float">
            <text:p>0,17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0.0909090909090909" calcext:value-type="float">
            <text:p>0,09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166666666666667" calcext:value-type="float">
            <text:p>0,17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4" table:number-rows-spanned="1">
            <text:p>Random Forest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0.0909090909090909" calcext:value-type="float">
            <text:p>0,09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166666666666667" calcext:value-type="float">
            <text:p>0,17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0.0909090909090909" calcext:value-type="float">
            <text:p>0,09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166666666666667" calcext:value-type="float">
            <text:p>0,17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number-columns-repeated="990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14:30:53.8332286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28T14:34:32.818089239</dc:date>
    <meta:editing-duration>PT21M38S</meta:editing-duration>
    <meta:editing-cycles>7</meta:editing-cycles>
    <meta:document-statistic meta:table-count="1" meta:cell-count="404" meta:object-count="0"/>
  </office:meta>
</office:document-meta>
</file>